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10c6" officeooo:paragraph-rsid="000310c6"/>
    </style:style>
    <style:style style:name="P2" style:family="paragraph" style:parent-style-name="Standard">
      <style:paragraph-properties fo:text-align="center" style:justify-single-word="false"/>
      <style:text-properties officeooo:rsid="000310c6" officeooo:paragraph-rsid="000310c6"/>
    </style:style>
    <style:style style:name="P3" style:family="paragraph" style:parent-style-name="Standard">
      <style:paragraph-properties fo:text-align="start" style:justify-single-word="false"/>
      <style:text-properties officeooo:rsid="00049b82" officeooo:paragraph-rsid="00049b82"/>
    </style:style>
    <style:style style:name="P4" style:family="paragraph" style:parent-style-name="Standard">
      <style:text-properties officeooo:rsid="00049b82" officeooo:paragraph-rsid="00049b82"/>
    </style:style>
    <style:style style:name="P5" style:family="paragraph" style:parent-style-name="Standard">
      <style:text-properties officeooo:rsid="00065b3d" officeooo:paragraph-rsid="00065b3d"/>
    </style:style>
    <style:style style:name="P6" style:family="paragraph" style:parent-style-name="Standard">
      <style:text-properties officeooo:rsid="000a0065" officeooo:paragraph-rsid="000a0065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text-properties officeooo:paragraph-rsid="000a0065"/>
    </style:style>
    <style:style style:name="P9" style:family="paragraph" style:parent-style-name="Standard">
      <style:paragraph-properties style:line-height-at-least="0.503cm"/>
      <style:text-properties fo:color="#cccccc" style:font-name="Droid Sans Mono" fo:font-size="10.5pt" fo:font-weight="normal" officeooo:rsid="000d6919" officeooo:paragraph-rsid="000d6919" fo:background-color="#1f1f1f"/>
    </style:style>
    <style:style style:name="P10" style:family="paragraph" style:parent-style-name="Standard">
      <style:paragraph-properties style:line-height-at-least="0.503cm"/>
      <style:text-properties fo:color="#cccccc" style:font-name="Droid Sans Mono" fo:font-size="10.5pt" fo:font-weight="normal" fo:background-color="#1f1f1f"/>
    </style:style>
    <style:style style:name="P11" style:family="paragraph" style:parent-style-name="Standard">
      <style:text-properties fo:color="#cccccc" style:font-name="Droid Sans Mono" fo:font-size="10.5pt" fo:font-weight="normal" officeooo:paragraph-rsid="00402a9b" fo:background-color="#1f1f1f"/>
    </style:style>
    <style:style style:name="P12" style:family="paragraph" style:parent-style-name="Standard">
      <style:text-properties officeooo:rsid="00121568" officeooo:paragraph-rsid="00121568"/>
    </style:style>
    <style:style style:name="P13" style:family="paragraph" style:parent-style-name="Standard">
      <style:text-properties officeooo:rsid="00141260" officeooo:paragraph-rsid="00141260"/>
    </style:style>
    <style:style style:name="P14" style:family="paragraph" style:parent-style-name="Standard">
      <style:paragraph-properties fo:text-align="start" style:justify-single-word="false"/>
      <style:text-properties officeooo:rsid="0015c684" officeooo:paragraph-rsid="0015c684"/>
    </style:style>
    <style:style style:name="P15" style:family="paragraph" style:parent-style-name="Standard">
      <style:text-properties officeooo:rsid="00167c18" officeooo:paragraph-rsid="00167c18"/>
    </style:style>
    <style:style style:name="P16" style:family="paragraph" style:parent-style-name="Standard">
      <style:text-properties officeooo:paragraph-rsid="00167c18"/>
    </style:style>
    <style:style style:name="P17" style:family="paragraph" style:parent-style-name="Standard">
      <style:text-properties officeooo:paragraph-rsid="001864d2"/>
    </style:style>
    <style:style style:name="P18" style:family="paragraph" style:parent-style-name="Standard">
      <style:text-properties officeooo:rsid="001afd99" officeooo:paragraph-rsid="001afd99"/>
    </style:style>
    <style:style style:name="P19" style:family="paragraph" style:parent-style-name="Standard">
      <style:text-properties officeooo:rsid="001864d2" officeooo:paragraph-rsid="001864d2"/>
    </style:style>
    <style:style style:name="P20" style:family="paragraph" style:parent-style-name="Standard">
      <style:text-properties officeooo:rsid="0020a547" officeooo:paragraph-rsid="0020a547"/>
    </style:style>
    <style:style style:name="P21" style:family="paragraph" style:parent-style-name="Standard">
      <style:text-properties officeooo:rsid="00229730"/>
    </style:style>
    <style:style style:name="P22" style:family="paragraph" style:parent-style-name="Standard">
      <style:text-properties officeooo:rsid="00229730" officeooo:paragraph-rsid="00229730"/>
    </style:style>
    <style:style style:name="P23" style:family="paragraph" style:parent-style-name="Standard">
      <style:text-properties officeooo:rsid="0024b20a" officeooo:paragraph-rsid="0024b20a"/>
    </style:style>
    <style:style style:name="P24" style:family="paragraph" style:parent-style-name="Standard">
      <style:text-properties officeooo:rsid="00238680"/>
    </style:style>
    <style:style style:name="P25" style:family="paragraph" style:parent-style-name="Standard">
      <style:text-properties officeooo:rsid="00268c5a" officeooo:paragraph-rsid="00268c5a"/>
    </style:style>
    <style:style style:name="P26" style:family="paragraph" style:parent-style-name="Standard">
      <style:text-properties officeooo:rsid="002740c2" officeooo:paragraph-rsid="002740c2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fo:font-weight="bold" officeooo:paragraph-rsid="001864d2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weight="bold" officeooo:rsid="00049b82" officeooo:paragraph-rsid="00049b82" style:font-weight-asian="bold" style:font-weight-complex="bold"/>
    </style:style>
    <style:style style:name="P30" style:family="paragraph" style:parent-style-name="Standard">
      <style:text-properties fo:font-weight="bold" officeooo:rsid="00049b82" officeooo:paragraph-rsid="00049b82" style:font-weight-asian="bold" style:font-weight-complex="bold"/>
    </style:style>
    <style:style style:name="P31" style:family="paragraph" style:parent-style-name="Standard">
      <style:text-properties fo:font-weight="bold" officeooo:rsid="001afd99" officeooo:paragraph-rsid="001afd99" style:font-weight-asian="bold" style:font-weight-complex="bold"/>
    </style:style>
    <style:style style:name="P32" style:family="paragraph" style:parent-style-name="Standard">
      <style:text-properties fo:font-weight="bold" officeooo:rsid="002fdfc7" officeooo:paragraph-rsid="002fdfc7" style:font-weight-asian="bold" style:font-weight-complex="bold"/>
    </style:style>
    <style:style style:name="P33" style:family="paragraph" style:parent-style-name="Standard">
      <style:text-properties fo:font-weight="bold" officeooo:rsid="0035ac78" officeooo:paragraph-rsid="0035ac78" style:font-weight-asian="bold" style:font-weight-complex="bold"/>
    </style:style>
    <style:style style:name="P34" style:family="paragraph" style:parent-style-name="Standard">
      <style:text-properties fo:font-weight="bold" officeooo:rsid="00308319" officeooo:paragraph-rsid="00308319" style:font-weight-asian="bold" style:font-weight-complex="bold"/>
    </style:style>
    <style:style style:name="P35" style:family="paragraph" style:parent-style-name="Standard">
      <style:text-properties fo:font-weight="bold" officeooo:rsid="00473c2e" officeooo:paragraph-rsid="00473c2e" style:font-weight-asian="bold" style:font-weight-complex="bold"/>
    </style:style>
    <style:style style:name="P36" style:family="paragraph" style:parent-style-name="Standard">
      <style:text-properties fo:font-weight="bold" officeooo:rsid="0049866d" officeooo:paragraph-rsid="0049866d" style:font-weight-asian="bold" style:font-weight-complex="bold"/>
    </style:style>
    <style:style style:name="P37" style:family="paragraph" style:parent-style-name="Standard">
      <style:text-properties fo:font-weight="bold" officeooo:rsid="004ad001" officeooo:paragraph-rsid="004ad001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ce181e" fo:font-weight="bold" officeooo:rsid="00049b82" officeooo:paragraph-rsid="00049b82" style:font-weight-asian="bold" style:font-weight-complex="bold"/>
    </style:style>
    <style:style style:name="P39" style:family="paragraph" style:parent-style-name="Standard">
      <style:text-properties officeooo:rsid="00285a68" officeooo:paragraph-rsid="00285a68"/>
    </style:style>
    <style:style style:name="P40" style:family="paragraph" style:parent-style-name="Standard">
      <style:text-properties officeooo:rsid="0028e2b5" officeooo:paragraph-rsid="0028e2b5"/>
    </style:style>
    <style:style style:name="P41" style:family="paragraph" style:parent-style-name="Standard">
      <style:text-properties officeooo:rsid="0029e035" officeooo:paragraph-rsid="0029e035"/>
    </style:style>
    <style:style style:name="P42" style:family="paragraph" style:parent-style-name="Standard">
      <style:paragraph-properties style:line-height-at-least="0.503cm"/>
      <style:text-properties officeooo:rsid="0029e035"/>
    </style:style>
    <style:style style:name="P43" style:family="paragraph" style:parent-style-name="Standard">
      <style:text-properties officeooo:paragraph-rsid="0029e035"/>
    </style:style>
    <style:style style:name="P44" style:family="paragraph" style:parent-style-name="Standard">
      <style:text-properties officeooo:rsid="002b22fa" officeooo:paragraph-rsid="002b22fa"/>
    </style:style>
    <style:style style:name="P45" style:family="paragraph" style:parent-style-name="Standard">
      <style:paragraph-properties style:line-height-at-least="0.503cm"/>
      <style:text-properties officeooo:rsid="002b22fa"/>
    </style:style>
    <style:style style:name="P46" style:family="paragraph" style:parent-style-name="Standard">
      <style:text-properties officeooo:paragraph-rsid="002b22fa"/>
    </style:style>
    <style:style style:name="P47" style:family="paragraph" style:parent-style-name="Standard">
      <style:text-properties officeooo:rsid="002c89fa" officeooo:paragraph-rsid="002c89fa"/>
    </style:style>
    <style:style style:name="P48" style:family="paragraph" style:parent-style-name="Standard">
      <style:text-properties officeooo:rsid="002fdfc7" officeooo:paragraph-rsid="002fdfc7"/>
    </style:style>
    <style:style style:name="P49" style:family="paragraph" style:parent-style-name="Standard">
      <style:text-properties fo:font-weight="normal" officeooo:rsid="00308319" style:font-weight-asian="normal" style:font-weight-complex="normal"/>
    </style:style>
    <style:style style:name="P50" style:family="paragraph" style:parent-style-name="Standard">
      <style:text-properties fo:font-weight="normal" officeooo:rsid="00308319" officeooo:paragraph-rsid="00308319" style:font-weight-asian="normal" style:font-weight-complex="normal"/>
    </style:style>
    <style:style style:name="P51" style:family="paragraph" style:parent-style-name="Standard">
      <style:text-properties fo:font-weight="normal" officeooo:rsid="0037c6c8" officeooo:paragraph-rsid="0037c6c8" style:font-weight-asian="normal" style:font-weight-complex="normal"/>
    </style:style>
    <style:style style:name="P52" style:family="paragraph" style:parent-style-name="Standard">
      <style:text-properties officeooo:rsid="0035ac78" officeooo:paragraph-rsid="0035ac78"/>
    </style:style>
    <style:style style:name="P53" style:family="paragraph" style:parent-style-name="Standard">
      <style:text-properties officeooo:paragraph-rsid="003ba811"/>
    </style:style>
    <style:style style:name="P54" style:family="paragraph" style:parent-style-name="Standard">
      <style:text-properties officeooo:paragraph-rsid="003d5c3e"/>
    </style:style>
    <style:style style:name="P55" style:family="paragraph" style:parent-style-name="Standard">
      <style:text-properties officeooo:paragraph-rsid="003f8450"/>
    </style:style>
    <style:style style:name="P56" style:family="paragraph" style:parent-style-name="Standard">
      <style:text-properties officeooo:rsid="0040dbfe" officeooo:paragraph-rsid="0040dbfe"/>
    </style:style>
    <style:style style:name="P57" style:family="paragraph" style:parent-style-name="Standard">
      <style:text-properties officeooo:rsid="00411938" officeooo:paragraph-rsid="00411938"/>
    </style:style>
    <style:style style:name="P58" style:family="paragraph" style:parent-style-name="Standard">
      <style:text-properties officeooo:paragraph-rsid="0042441f"/>
    </style:style>
    <style:style style:name="P59" style:family="paragraph" style:parent-style-name="Standard">
      <style:text-properties officeooo:paragraph-rsid="00141260"/>
    </style:style>
    <style:style style:name="P60" style:family="paragraph" style:parent-style-name="Standard">
      <style:text-properties officeooo:rsid="0045494e" officeooo:paragraph-rsid="0045494e"/>
    </style:style>
    <style:style style:name="P61" style:family="paragraph" style:parent-style-name="Standard">
      <style:text-properties officeooo:rsid="00473c2e" officeooo:paragraph-rsid="00473c2e"/>
    </style:style>
    <style:style style:name="P62" style:family="paragraph" style:parent-style-name="Standard">
      <style:text-properties officeooo:rsid="0049866d" officeooo:paragraph-rsid="0049866d"/>
    </style:style>
    <style:style style:name="P63" style:family="paragraph" style:parent-style-name="Standard">
      <style:text-properties officeooo:rsid="004ad001" officeooo:paragraph-rsid="004ad001"/>
    </style:style>
    <style:style style:name="P64" style:family="paragraph" style:parent-style-name="Standard">
      <style:text-properties officeooo:rsid="004e3749" officeooo:paragraph-rsid="004e3749"/>
    </style:style>
    <style:style style:name="P65" style:family="paragraph" style:parent-style-name="Standard">
      <style:text-properties officeooo:rsid="0051675f" officeooo:paragraph-rsid="0051675f"/>
    </style:style>
    <style:style style:name="P66" style:family="paragraph" style:parent-style-name="Standard">
      <style:text-properties officeooo:rsid="00516c7c" officeooo:paragraph-rsid="00516c7c"/>
    </style:style>
    <style:style style:name="P67" style:family="paragraph" style:parent-style-name="Standard">
      <style:text-properties officeooo:rsid="0054c04b" officeooo:paragraph-rsid="0054c04b"/>
    </style:style>
    <style:style style:name="P68" style:family="paragraph" style:parent-style-name="Standard">
      <style:text-properties officeooo:rsid="0057a7df" officeooo:paragraph-rsid="0057a7df"/>
    </style:style>
    <style:style style:name="P69" style:family="paragraph" style:parent-style-name="Standard">
      <style:text-properties officeooo:rsid="0057cb72" officeooo:paragraph-rsid="0057cb72"/>
    </style:style>
    <style:style style:name="P70" style:family="paragraph" style:parent-style-name="Standard">
      <style:text-properties officeooo:rsid="0058ca20" officeooo:paragraph-rsid="0058ca20"/>
    </style:style>
    <style:style style:name="P71" style:family="paragraph" style:parent-style-name="Standard">
      <style:text-properties officeooo:paragraph-rsid="0058ca20"/>
    </style:style>
    <style:style style:name="P72" style:family="paragraph" style:parent-style-name="Standard">
      <style:text-properties officeooo:rsid="005a94fa" officeooo:paragraph-rsid="005a94fa"/>
    </style:style>
    <style:style style:name="P73" style:family="paragraph" style:parent-style-name="Standard">
      <style:text-properties officeooo:rsid="005d78f5" officeooo:paragraph-rsid="005d78f5"/>
    </style:style>
    <style:style style:name="P74" style:family="paragraph" style:parent-style-name="Standard">
      <style:text-properties officeooo:rsid="005f1b36" officeooo:paragraph-rsid="005f1b36"/>
    </style:style>
    <style:style style:name="P75" style:family="paragraph" style:parent-style-name="Standard">
      <style:paragraph-properties fo:margin-top="0cm" fo:margin-bottom="0.499cm" loext:contextual-spacing="false" style:line-height-at-least="0.503cm"/>
      <style:text-properties fo:color="#cccccc" style:font-name="Droid Sans Mono" fo:font-size="10.5pt" fo:font-weight="normal" fo:background-color="#1f1f1f"/>
    </style:style>
    <style:style style:name="P76" style:family="paragraph" style:parent-style-name="Standard">
      <style:text-properties fo:font-weight="bold" style:font-weight-asian="bold" style:font-weight-complex="bold"/>
    </style:style>
    <style:style style:name="P77" style:family="paragraph" style:parent-style-name="Standard">
      <style:text-properties officeooo:rsid="0060ef58" officeooo:paragraph-rsid="0060ef58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officeooo:rsid="0015c684"/>
    </style:style>
    <style:style style:name="T3" style:family="text">
      <style:text-properties officeooo:rsid="00167c18"/>
    </style:style>
    <style:style style:name="T4" style:family="text">
      <style:text-properties officeooo:rsid="001ded58"/>
    </style:style>
    <style:style style:name="T5" style:family="text">
      <style:text-properties officeooo:rsid="0020a547"/>
    </style:style>
    <style:style style:name="T6" style:family="text">
      <style:text-properties officeooo:rsid="00268c5a"/>
    </style:style>
    <style:style style:name="T7" style:family="text">
      <style:text-properties officeooo:rsid="002740c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cc445" style:font-weight-asian="bold" style:font-weight-complex="bold"/>
    </style:style>
    <style:style style:name="T10" style:family="text">
      <style:text-properties fo:font-weight="bold" officeooo:rsid="003ba811" style:font-weight-asian="bold" style:font-weight-complex="bold"/>
    </style:style>
    <style:style style:name="T11" style:family="text">
      <style:text-properties fo:font-weight="bold" officeooo:rsid="003d5c3e" style:font-weight-asian="bold" style:font-weight-complex="bold"/>
    </style:style>
    <style:style style:name="T12" style:family="text">
      <style:text-properties fo:font-weight="bold" officeooo:rsid="003f6673" style:font-weight-asian="bold" style:font-weight-complex="bold"/>
    </style:style>
    <style:style style:name="T13" style:family="text">
      <style:text-properties fo:font-weight="bold" officeooo:rsid="003f8450" style:font-weight-asian="bold" style:font-weight-complex="bold"/>
    </style:style>
    <style:style style:name="T14" style:family="text">
      <style:text-properties fo:font-weight="bold" officeooo:rsid="0043603a" style:font-weight-asian="bold" style:font-weight-complex="bold"/>
    </style:style>
    <style:style style:name="T15" style:family="text">
      <style:text-properties officeooo:rsid="00285a68"/>
    </style:style>
    <style:style style:name="T16" style:family="text">
      <style:text-properties officeooo:rsid="0028e2b5"/>
    </style:style>
    <style:style style:name="T17" style:family="text">
      <style:text-properties officeooo:rsid="0029e035"/>
    </style:style>
    <style:style style:name="T18" style:family="text">
      <style:text-properties officeooo:rsid="002b22fa"/>
    </style:style>
    <style:style style:name="T19" style:family="text">
      <style:text-properties officeooo:rsid="002c89fa"/>
    </style:style>
    <style:style style:name="T20" style:family="text">
      <style:text-properties fo:font-weight="normal" officeooo:rsid="0031ff37" style:font-weight-asian="normal" style:font-weight-complex="normal"/>
    </style:style>
    <style:style style:name="T21" style:family="text">
      <style:text-properties officeooo:rsid="0034d195"/>
    </style:style>
    <style:style style:name="T22" style:family="text">
      <style:text-properties officeooo:rsid="0037c6c8"/>
    </style:style>
    <style:style style:name="T23" style:family="text">
      <style:text-properties officeooo:rsid="0039e0e8"/>
    </style:style>
    <style:style style:name="T24" style:family="text">
      <style:text-properties officeooo:rsid="003ba811"/>
    </style:style>
    <style:style style:name="T25" style:family="text">
      <style:text-properties officeooo:rsid="003d5c3e"/>
    </style:style>
    <style:style style:name="T26" style:family="text">
      <style:text-properties officeooo:rsid="003f6673"/>
    </style:style>
    <style:style style:name="T27" style:family="text">
      <style:text-properties officeooo:rsid="003f8450"/>
    </style:style>
    <style:style style:name="T28" style:family="text">
      <style:text-properties officeooo:rsid="00402a9b"/>
    </style:style>
    <style:style style:name="T29" style:family="text">
      <style:text-properties officeooo:rsid="0042441f"/>
    </style:style>
    <style:style style:name="T30" style:family="text">
      <style:text-properties officeooo:rsid="0043603a"/>
    </style:style>
    <style:style style:name="T31" style:family="text">
      <style:text-properties officeooo:rsid="00451dd1"/>
    </style:style>
    <style:style style:name="T32" style:family="text">
      <style:text-properties officeooo:rsid="0045abdd"/>
    </style:style>
    <style:style style:name="T33" style:family="text">
      <style:text-properties fo:color="#569cd6"/>
    </style:style>
    <style:style style:name="T34" style:family="text">
      <style:text-properties fo:color="#dcdcaa"/>
    </style:style>
    <style:style style:name="T35" style:family="text">
      <style:text-properties fo:color="#9cdcfe"/>
    </style:style>
    <style:style style:name="T36" style:family="text">
      <style:text-properties fo:color="#d4d4d4"/>
    </style:style>
    <style:style style:name="T37" style:family="text">
      <style:text-properties fo:color="#4ec9b0"/>
    </style:style>
    <style:style style:name="T38" style:family="text">
      <style:text-properties officeooo:rsid="0058ca20"/>
    </style:style>
    <style:style style:name="T39" style:family="text">
      <style:text-properties officeooo:rsid="005ad7e1"/>
    </style:style>
    <style:style style:name="T40" style:family="text">
      <style:text-properties fo:color="#ce9178"/>
    </style:style>
    <style:style style:name="T41" style:family="text">
      <style:text-properties fo:color="#c586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Solutions Problems</text:p>
      <text:p text:style-name="P14"/>
      <text:p text:style-name="P14"/>
      <text:p text:style-name="P14">1.<text:span text:style-name="T8">Find Minimum and Maximum of 3 numbers:</text:span></text:p>
      <text:p text:style-name="P14"/>
      <text:p text:style-name="P14">Min:</text:p>
      <text:p text:style-name="P14"/>
      <text:p text:style-name="Standard">a=int(input("Enter first number:"))</text:p>
      <text:p text:style-name="Standard">b=int(input("Enter second number:"))</text:p>
      <text:p text:style-name="Standard">c=int(input("Enter third number:"))</text:p>
      <text:p text:style-name="Standard">min=a if a&lt;b and a&lt;c else b if b&lt;c else c</text:p>
      <text:p text:style-name="Standard">print("Mininum Value:",min)</text:p>
      <text:p text:style-name="Standard"><text:span text:style-name="T2"><text:line-break/>Max:<text:line-break/><text:line-break/></text:span>a=int(input("Enter first number:"))</text:p>
      <text:p text:style-name="Standard">b=int(input("Enter second number:"))</text:p>
      <text:p text:style-name="Standard">c=int(input("Enter third number:"))</text:p>
      <text:p text:style-name="Standard">max=a if a&gt;b and a&gt;c else b if b&gt;c else c</text:p>
      <text:p text:style-name="Standard">print("Mininum Value:",max)</text:p>
      <text:p text:style-name="Standard"/>
      <text:p text:style-name="Standard"/>
      <text:p text:style-name="P16"><text:span text:style-name="T3">2. </text:span><text:span text:style-name="T8">Write a program to access each character of string in forward and backward direction by using while loop </text:span><text:span text:style-name="T9">and for loop.</text:span></text:p>
      <text:p text:style-name="P15"/>
      <text:p text:style-name="Standard">s='suhas'</text:p>
      <text:p text:style-name="Standard">n=len(s)</text:p>
      <text:p text:style-name="Standard">i=0</text:p>
      <text:p text:style-name="Standard">print("Forward direction")</text:p>
      <text:p text:style-name="Standard">while i&lt;n:</text:p>
      <text:p text:style-name="Standard"><text:s text:c="4"/>print(s[i],end='')</text:p>
      <text:p text:style-name="Standard"><text:s text:c="4"/>i+=1</text:p>
      <text:p text:style-name="Standard">print() <text:s text:c="3"/></text:p>
      <text:p text:style-name="Standard">print("Backward direction")</text:p>
      <text:p text:style-name="Standard">i=-1</text:p>
      <text:p text:style-name="Standard">while i&gt;=-n:</text:p>
      <text:p text:style-name="Standard"><text:s text:c="4"/>print(s[i],end='')</text:p>
      <text:p text:style-name="Standard"><text:s text:c="4"/>i=i-1 </text:p>
      <text:p text:style-name="Standard">print() <text:s text:c="4"/></text:p>
      <text:p text:style-name="Standard"/>
      <text:p text:style-name="Standard">#Using for loop</text:p>
      <text:p text:style-name="Standard">print("Forward Direction")</text:p>
      <text:p text:style-name="Standard">for i in s:</text:p>
      <text:p text:style-name="Standard"><text:s text:c="4"/>print(i,end='')</text:p>
      <text:p text:style-name="Standard">print() </text:p>
      <text:p text:style-name="Standard">print("Backward Direction")</text:p>
      <text:p text:style-name="Standard">for i in s[::-1]:</text:p>
      <text:p text:style-name="Standard"><text:s text:c="4"/>print(i,end='')</text:p>
      <text:p text:style-name="Standard">print() </text:p>
      <text:p text:style-name="Standard"><text:s text:c="4"/></text:p>
      <text:p text:style-name="Standard"><text:s text:c="3"/></text:p>
      <text:p text:style-name="Standard"><text:s text:c="4"/></text:p>
      <text:p text:style-name="Standard"><text:soft-page-break/></text:p>
      <text:p text:style-name="P19">3. <text:span text:style-name="T8">Write a program to accept some string from the keyboard and display its characters by</text:span></text:p>
      <text:p text:style-name="P28">index wise(both positive and negative index)</text:p>
      <text:p text:style-name="P17"/>
      <text:p text:style-name="P17"/>
      <text:p text:style-name="Standard">s=input("Enter the string:")</text:p>
      <text:p text:style-name="Standard">i=0</text:p>
      <text:p text:style-name="Standard">for ch in s:</text:p>
      <text:p text:style-name="Standard"><text:s text:c="4"/>print(f'Character in +ve index {i} and in -ve index{i-len(s)} is {ch}')</text:p>
      <text:p text:style-name="Standard"><text:s text:c="4"/>i+=1</text:p>
      <text:p text:style-name="P17"><text:s text:c="6"/></text:p>
      <text:p text:style-name="P3"><text:span text:style-name="T4">4</text:span>. <text:span text:style-name="T1">Program to reverse order of words.</text:span></text:p>
      <text:p text:style-name="P38"/>
      <text:p text:style-name="P29">input: Learning Python is very Easy</text:p>
      <text:p text:style-name="P29">output: Easy Very is Python Learning</text:p>
      <text:p text:style-name="P3"/>
      <text:p text:style-name="Standard">def rev_string(s):</text:p>
      <text:p text:style-name="Standard"><text:s text:c="4"/>w=s.split()</text:p>
      <text:p text:style-name="Standard"><text:s text:c="4"/>r=w[::-1]</text:p>
      <text:p text:style-name="Standard"><text:s text:c="4"/>q=' '.join(r)</text:p>
      <text:p text:style-name="Standard"><text:s text:c="4"/>return q</text:p>
      <text:p text:style-name="Standard">s=input("Enter String:")</text:p>
      <text:p text:style-name="Standard">print(rev_string(s))</text:p>
      <text:p text:style-name="Standard"/>
      <text:p text:style-name="P18"><text:span text:style-name="T4">5</text:span>. <text:span text:style-name="T8">Write a program to print characters at odd position and even position for the given</text:span></text:p>
      <text:p text:style-name="P31">String?</text:p>
      <text:p text:style-name="P18"/>
      <text:p text:style-name="Standard">s=input("Enter the string:")</text:p>
      <text:p text:style-name="Standard">print('Even position:',s[1::2])</text:p>
      <text:p text:style-name="Standard">print('Odd position:',s[0::2])</text:p>
      <text:p text:style-name="Standard"/>
      <text:p text:style-name="Standard">#Using append method</text:p>
      <text:p text:style-name="Standard">odd=[]</text:p>
      <text:p text:style-name="Standard">even=[]</text:p>
      <text:p text:style-name="Standard">for ch in s[1::2]:</text:p>
      <text:p text:style-name="Standard"><text:s text:c="4"/>odd.append(ch)</text:p>
      <text:p text:style-name="Standard">for ch in s[0::2]:</text:p>
      <text:p text:style-name="Standard"><text:s text:c="4"/>even.append(ch) <text:s text:c="3"/></text:p>
      <text:p text:style-name="Standard"/>
      <text:p text:style-name="Standard">ejn=','.join(odd)</text:p>
      <text:p text:style-name="Standard">ojn=','.join(even) <text:s/></text:p>
      <text:p text:style-name="Standard"><text:s text:c="2"/></text:p>
      <text:p text:style-name="Standard">print(f'Even position characters:{ejn}') </text:p>
      <text:p text:style-name="Standard">print(f'odd position characters:{ojn}') </text:p>
      <text:p text:style-name="Standard"><text:s text:c="3"/></text:p>
      <text:p text:style-name="P18"/>
      <text:p text:style-name="Standard"/>
      <text:p text:style-name="P4"><text:span text:style-name="T4">6</text:span>. <text:span text:style-name="T8">Program to reverse internal content of each word.</text:span></text:p>
      <text:p text:style-name="P30"/>
      <text:p text:style-name="P30">input: Durga Software Solutions</text:p>
      <text:p text:style-name="P30">output: agruD erawtfoS snoituloS</text:p>
      <text:p text:style-name="P30"/>
      <text:p text:style-name="Standard"><text:soft-page-break/></text:p>
      <text:p text:style-name="Standard">def internal_content(w):</text:p>
      <text:p text:style-name="Standard"><text:s text:c="4"/>s=[]</text:p>
      <text:p text:style-name="Standard"><text:s text:c="4"/>r=w.split()</text:p>
      <text:p text:style-name="Standard"><text:s text:c="4"/>for ch in r:</text:p>
      <text:p text:style-name="Standard"><text:s text:c="8"/>s.append(ch[::-1])</text:p>
      <text:p text:style-name="Standard"><text:s text:c="4"/>q=' '.join(s) <text:s text:c="3"/></text:p>
      <text:p text:style-name="Standard"><text:s text:c="4"/>return q</text:p>
      <text:p text:style-name="Standard"/>
      <text:p text:style-name="Standard">w="Durga Software Solutions"</text:p>
      <text:p text:style-name="Standard">print(internal_content(w))</text:p>
      <text:p text:style-name="Standard"/>
      <text:p text:style-name="Standard"/>
      <text:p text:style-name="Standard"><text:span text:style-name="T5">7. </text:span><text:span text:style-name="T8">Write a Program to merge characters of 2 strings into a single string by taking characters alternatively.</text:span></text:p>
      <text:p text:style-name="P27"/>
      <text:p text:style-name="P27">s1="ravi"</text:p>
      <text:p text:style-name="P27">s2="<text:span text:style-name="T5">t</text:span>eja"</text:p>
      <text:p text:style-name="P27">output=r<text:span text:style-name="T5">t</text:span>aevjia</text:p>
      <text:p text:style-name="P27"/>
      <text:p text:style-name="Standard">def merge_string(s1,s2):</text:p>
      <text:p text:style-name="Standard"><text:s text:c="4"/>merged = ''.join([a+b for a,b in zip(s1,s2)])</text:p>
      <text:p text:style-name="Standard"><text:s text:c="4"/>merged = merged + s1[len(s2):] + s2[len(s1):]</text:p>
      <text:p text:style-name="Standard"><text:s text:c="4"/>return (merged)</text:p>
      <text:p text:style-name="Standard"/>
      <text:p text:style-name="Standard">s1= input("Enter string1:")</text:p>
      <text:p text:style-name="Standard">s2 = input("Enter string2:")</text:p>
      <text:p text:style-name="Standard"/>
      <text:p text:style-name="Standard">print(s1)</text:p>
      <text:p text:style-name="Standard">print(s2)</text:p>
      <text:p text:style-name="Standard">merge_string(s1,s2)</text:p>
      <text:p text:style-name="Standard"/>
      <text:p text:style-name="P77">(or)</text:p>
      <text:p text:style-name="P27"/>
      <text:p text:style-name="Standard"/>
      <text:p text:style-name="Standard">output=' '</text:p>
      <text:p text:style-name="Standard">i,j=0,0</text:p>
      <text:p text:style-name="Standard">while i&lt;len(s1) or j&lt;len(s2):</text:p>
      <text:p text:style-name="Standard"><text:s text:c="4"/>if i&lt;len(s1):</text:p>
      <text:p text:style-name="Standard"><text:s text:c="8"/>output=output+s1[i]</text:p>
      <text:p text:style-name="Standard"><text:s text:c="8"/>i+=1</text:p>
      <text:p text:style-name="Standard"><text:s text:c="4"/>if j&lt;len(s2):</text:p>
      <text:p text:style-name="Standard"><text:s text:c="8"/>output=output+s2[j]</text:p>
      <text:p text:style-name="Standard"><text:s text:c="8"/>j+=1</text:p>
      <text:p text:style-name="Standard">print(output) </text:p>
      <text:p text:style-name="Standard"/>
      <text:p text:style-name="Standard"/>
      <text:p text:style-name="P72">(or) using for loop</text:p>
      <text:p text:style-name="P72"/>
      <text:p text:style-name="Standard">def concat_string(s1,s2):</text:p>
      <text:p text:style-name="Standard"><text:s text:c="4"/>max_len = max(len(s1),len(s2))</text:p>
      <text:p text:style-name="Standard"><text:s text:c="4"/>output=''</text:p>
      <text:p text:style-name="Standard"><text:soft-page-break/><text:s text:c="4"/>for i in range(max_len):</text:p>
      <text:p text:style-name="Standard"><text:s text:c="8"/>if i&lt;len(s1):</text:p>
      <text:p text:style-name="Standard"><text:s text:c="12"/>output=output+s1[i]</text:p>
      <text:p text:style-name="Standard"><text:s text:c="8"/>if i&lt;len(s2):</text:p>
      <text:p text:style-name="Standard"><text:s text:c="12"/>output=output+s2[i]</text:p>
      <text:p text:style-name="Standard"><text:s text:c="4"/>return output</text:p>
      <text:p text:style-name="Standard"/>
      <text:p text:style-name="Standard">r=concat_string(s1,s2)</text:p>
      <text:p text:style-name="Standard">print(r)</text:p>
      <text:p text:style-name="P72"/>
      <text:p text:style-name="P20"/>
      <text:p text:style-name="Standard"/>
      <text:p text:style-name="P21">8. <text:span text:style-name="T8">Write a program to sort the characters of the string and first alphabet symbols followed by numeric values.</text:span></text:p>
      <text:p text:style-name="P27">input: B4A1D3</text:p>
      <text:p text:style-name="P27">Output: ABD134</text:p>
      <text:p text:style-name="Standard"/>
      <text:p text:style-name="Standard"/>
      <text:p text:style-name="Standard">s='B4A1D3'</text:p>
      <text:p text:style-name="Standard">output=' '</text:p>
      <text:p text:style-name="Standard">s1=' '</text:p>
      <text:p text:style-name="Standard">for ch in s:</text:p>
      <text:p text:style-name="Standard"><text:s text:c="4"/>if ch.isalpha():</text:p>
      <text:p text:style-name="Standard"><text:s text:c="8"/>output=output+ch</text:p>
      <text:p text:style-name="Standard"><text:s text:c="4"/>else:</text:p>
      <text:p text:style-name="Standard"><text:s text:c="8"/>s1=s1+ch</text:p>
      <text:p text:style-name="Standard">w=sorted(output)</text:p>
      <text:p text:style-name="Standard">t=sorted(s1) <text:s text:c="7"/></text:p>
      <text:p text:style-name="Standard">jn=''.join(w+t)</text:p>
      <text:p text:style-name="Standard">print(jn) <text:s text:c="2"/></text:p>
      <text:p text:style-name="P22"/>
      <text:p text:style-name="P4"/>
      <text:p text:style-name="Standard"><text:span text:style-name="T6">9. </text:span><text:s/><text:span text:style-name="T8">Write a program for the following requirement:</text:span></text:p>
      <text:p text:style-name="P27">input: a4b3c2</text:p>
      <text:p text:style-name="P27">output: aaaabbbcc</text:p>
      <text:p text:style-name="P25"/>
      <text:p text:style-name="Standard">def alphabhet_digit_info(s):</text:p>
      <text:p text:style-name="Standard"><text:s text:c="4"/>output=''</text:p>
      <text:p text:style-name="Standard"><text:s text:c="4"/>for ch in s:</text:p>
      <text:p text:style-name="Standard"><text:s text:c="8"/>if ch.isalpha():</text:p>
      <text:p text:style-name="Standard"><text:s text:c="12"/>x=ch</text:p>
      <text:p text:style-name="Standard"><text:s text:c="8"/>else:</text:p>
      <text:p text:style-name="Standard"><text:s text:c="12"/>d=int(ch)</text:p>
      <text:p text:style-name="Standard"><text:s text:c="12"/>output=output+x*d</text:p>
      <text:p text:style-name="Standard"><text:s text:c="4"/>print(output) <text:s text:c="7"/></text:p>
      <text:p text:style-name="Standard"/>
      <text:p text:style-name="Standard"/>
      <text:p text:style-name="Standard">s='a4b3c2'</text:p>
      <text:p text:style-name="Standard">alphabhet_digit_info(s)</text:p>
      <text:p text:style-name="P25"/>
      <text:p text:style-name="Standard"><text:span text:style-name="T7">10. </text:span><text:span text:style-name="T8">Write a program to perform the following activity:</text:span></text:p>
      <text:p text:style-name="P27">input: a4k3b2</text:p>
      <text:p text:style-name="P27"><text:soft-page-break/>output: aeknbd</text:p>
      <text:p text:style-name="P26"/>
      <text:p text:style-name="P26"/>
      <text:p text:style-name="Standard">def alphabet_order(s):</text:p>
      <text:p text:style-name="Standard"><text:s text:c="4"/>output=''</text:p>
      <text:p text:style-name="Standard"><text:s text:c="4"/>for ch in s:</text:p>
      <text:p text:style-name="Standard"><text:s text:c="8"/>if ch.isalpha():</text:p>
      <text:p text:style-name="Standard"><text:s text:c="12"/>x=ch</text:p>
      <text:p text:style-name="Standard"><text:s text:c="12"/>output=output+ch</text:p>
      <text:p text:style-name="Standard"><text:s text:c="8"/>else:</text:p>
      <text:p text:style-name="Standard"><text:s text:c="12"/>d=int(ch)</text:p>
      <text:p text:style-name="Standard"><text:s text:c="12"/>newc=chr(ord(x)+d)</text:p>
      <text:p text:style-name="Standard"><text:s text:c="12"/>output=output+newc</text:p>
      <text:p text:style-name="Standard"><text:s text:c="4"/>print(output)</text:p>
      <text:p text:style-name="Standard"><text:s text:c="4"/></text:p>
      <text:p text:style-name="Standard"><text:s text:c="4"/></text:p>
      <text:p text:style-name="Standard">s='a4k3b2'</text:p>
      <text:p text:style-name="Standard">alphabet_order(s) <text:s/></text:p>
      <text:p text:style-name="P26"/>
      <text:p text:style-name="P4"/>
      <text:p text:style-name="Standard"><text:span text:style-name="T15">11. </text:span><text:span text:style-name="T8">Write a program to remove duplicate characters from the given input string?</text:span></text:p>
      <text:p text:style-name="P27">input: ABCDABBCDABBBCCCDDEEEF</text:p>
      <text:p text:style-name="P27">output: ABCDEF</text:p>
      <text:p text:style-name="P39"/>
      <text:p text:style-name="Standard">s='ABCDABBCDABBBCCCDDEEEF'</text:p>
      <text:p text:style-name="Standard"/>
      <text:p text:style-name="Standard">def unique_chr(s):</text:p>
      <text:p text:style-name="Standard"><text:s text:c="4"/>w=set(s)</text:p>
      <text:p text:style-name="Standard"><text:s text:c="4"/>jn=''.join(sorted(w))</text:p>
      <text:p text:style-name="Standard"><text:s text:c="4"/>print(jn)</text:p>
      <text:p text:style-name="Standard"/>
      <text:p text:style-name="Standard">unique_chr(s) <text:s text:c="2"/></text:p>
      <text:p text:style-name="P39"/>
      <text:p text:style-name="Standard"><text:span text:style-name="T16">12. </text:span><text:span text:style-name="T8">Write a program to find the number of occurrences of each character present in the given String?</text:span></text:p>
      <text:p text:style-name="P27">input: ABCABCABBCDE</text:p>
      <text:p text:style-name="P27">output: A-3,B-4,C-3,D-1,E-1</text:p>
      <text:p text:style-name="P40"/>
      <text:p text:style-name="Standard">s='ABCABCABBCDE'</text:p>
      <text:p text:style-name="Standard"/>
      <text:p text:style-name="Standard">def char_occurance(s):</text:p>
      <text:p text:style-name="Standard"><text:s text:c="4"/>d={}</text:p>
      <text:p text:style-name="Standard"><text:s text:c="4"/>for ch in s:</text:p>
      <text:p text:style-name="Standard"><text:s text:c="8"/>d[ch]=d.get(ch,0)+1</text:p>
      <text:p text:style-name="Standard"><text:s text:c="4"/>for k,v in d.items():</text:p>
      <text:p text:style-name="Standard"><text:s text:c="8"/>print(f'{k} occurs {v} times')</text:p>
      <text:p text:style-name="Standard"/>
      <text:p text:style-name="Standard">char_occurance(s) </text:p>
      <text:p text:style-name="Standard"/>
      <text:p text:style-name="Standard"/>
      <text:p text:style-name="P43"><text:span text:style-name="T17">13. </text:span><text:span text:style-name="T8">Write a program to display unique vowels present in the given word?</text:span></text:p>
      <text:p text:style-name="P42"/>
      <text:p text:style-name="Standard"><text:soft-page-break/>s='independence'</text:p>
      <text:p text:style-name="Standard"/>
      <text:p text:style-name="Standard">def unique_vowel(s):</text:p>
      <text:p text:style-name="Standard"><text:s text:c="4"/>d={}</text:p>
      <text:p text:style-name="Standard"><text:s text:c="4"/>v={'a','e','i','o','u'}</text:p>
      <text:p text:style-name="Standard"><text:s text:c="4"/>w=set(s)</text:p>
      <text:p text:style-name="Standard"><text:s text:c="4"/>for ch in w:</text:p>
      <text:p text:style-name="Standard"><text:s text:c="8"/>if ch in v:</text:p>
      <text:p text:style-name="Standard"><text:s text:c="12"/>d[ch]=d.get(ch,0)+1</text:p>
      <text:p text:style-name="Standard"><text:s text:c="4"/></text:p>
      <text:p text:style-name="Standard"><text:s text:c="4"/>for k,v in d.items():</text:p>
      <text:p text:style-name="Standard"><text:s text:c="8"/>print(f'{k} occurs {v} times.') <text:s text:c="7"/></text:p>
      <text:p text:style-name="Standard"><text:s text:c="9"/></text:p>
      <text:p text:style-name="Standard"/>
      <text:p text:style-name="Standard">unique_vowel(s) </text:p>
      <text:p text:style-name="Standard"/>
      <text:p text:style-name="P46"><text:span text:style-name="T18">14. </text:span><text:span text:style-name="T8">Write a program to take a tuple of numbers from the keyboard and print its sum and average?</text:span></text:p>
      <text:p text:style-name="P45"/>
      <text:p text:style-name="Standard">s=eval(input("Enter tuple:"))</text:p>
      <text:p text:style-name="Standard"/>
      <text:p text:style-name="Standard">def sum_avg(s):</text:p>
      <text:p text:style-name="Standard"><text:s text:c="4"/>sum=0</text:p>
      <text:p text:style-name="Standard"><text:s text:c="4"/>l=len(s)</text:p>
      <text:p text:style-name="Standard"><text:s text:c="4"/>for ch in s:</text:p>
      <text:p text:style-name="Standard"><text:s text:c="8"/>sum=sum+ch</text:p>
      <text:p text:style-name="Standard"><text:s text:c="4"/>print(f'Sum is :{sum}')</text:p>
      <text:p text:style-name="Standard"><text:s text:c="4"/>print(f'Avg is :{sum/l}')</text:p>
      <text:p text:style-name="Standard"/>
      <text:p text:style-name="Standard">sum_avg(s) </text:p>
      <text:p text:style-name="P44"/>
      <text:p text:style-name="P41"/>
      <text:p text:style-name="Standard"><text:span text:style-name="T19">15. </text:span><text:span text:style-name="T8">Write a program to enter name and percentage marks in a dictionary and display information On the screen?</text:span></text:p>
      <text:p text:style-name="P47"/>
      <text:p text:style-name="Standard">n=int(input("Enter number of students:"))</text:p>
      <text:p text:style-name="Standard"/>
      <text:p text:style-name="Standard">def dict_display(n):</text:p>
      <text:p text:style-name="Standard"><text:s text:c="4"/>i=1</text:p>
      <text:p text:style-name="Standard"><text:s text:c="4"/>d={}</text:p>
      <text:p text:style-name="Standard"><text:s text:c="4"/>while i&lt;=n:</text:p>
      <text:p text:style-name="Standard"><text:s text:c="8"/>name=input("Enter Name:")</text:p>
      <text:p text:style-name="Standard"><text:s text:c="8"/>marks = float(input("Enter Marks:"))</text:p>
      <text:p text:style-name="Standard"><text:s text:c="8"/>d[name]=marks</text:p>
      <text:p text:style-name="Standard"><text:s text:c="8"/>i+=1</text:p>
      <text:p text:style-name="Standard"><text:s text:c="4"/>print(d)</text:p>
      <text:p text:style-name="Standard"><text:s text:c="4"/>print('Number of students',"\t","% of marks")</text:p>
      <text:p text:style-name="Standard"><text:s text:c="4"/>for ch in d:</text:p>
      <text:p text:style-name="Standard"><text:s text:c="8"/>print('\t',ch,'\t\t',d[ch]) <text:s text:c="3"/></text:p>
      <text:p text:style-name="Standard"/>
      <text:p text:style-name="Standard">dict_display(n)</text:p>
      <text:p text:style-name="Standard"/>
      <text:p text:style-name="P48"><text:soft-page-break/>16. <text:span text:style-name="T8">Write a function to find factorial of given number without using recursion?</text:span></text:p>
      <text:p text:style-name="P32"/>
      <text:p text:style-name="P34">Using For Loop:</text:p>
      <text:p text:style-name="P50"><text:line-break/>def factorial(n):</text:p>
      <text:p text:style-name="P49"><text:s text:c="4"/>result =1</text:p>
      <text:p text:style-name="P49"><text:s text:c="4"/>for <text:s/>i in range(1,n+1):</text:p>
      <text:p text:style-name="P49"><text:s text:c="8"/>result=result*i</text:p>
      <text:p text:style-name="P49"><text:s text:c="4"/>return result</text:p>
      <text:p text:style-name="P49"/>
      <text:p text:style-name="P49">for i in range(1,n+1):</text:p>
      <text:p text:style-name="P49"><text:s text:c="4"/>print(f'factorial of {i} is {factorial(i)}')</text:p>
      <text:p text:style-name="P49"/>
      <text:p text:style-name="P49">factorial(n)</text:p>
      <text:p text:style-name="P49"/>
      <text:p text:style-name="P50"><text:span text:style-name="T8">Using While Loop:</text:span><text:line-break/></text:p>
      <text:p text:style-name="Standard">n=int(input("Enter Number:"))</text:p>
      <text:p text:style-name="Standard"/>
      <text:p text:style-name="Standard">def factorial_num(n):</text:p>
      <text:p text:style-name="Standard"><text:s text:c="4"/>result=1</text:p>
      <text:p text:style-name="Standard"><text:s text:c="4"/>while n&gt;=1:</text:p>
      <text:p text:style-name="Standard"><text:s text:c="8"/>result=result*n</text:p>
      <text:p text:style-name="Standard"><text:s text:c="8"/>n=n-1</text:p>
      <text:p text:style-name="Standard"><text:s text:c="4"/>return result</text:p>
      <text:p text:style-name="Standard"/>
      <text:p text:style-name="Standard">for <text:s/>i in range(1,n):</text:p>
      <text:p text:style-name="Standard"><text:s text:c="4"/>print(f'Factorial of {i} is {factorial_num(i)}')</text:p>
      <text:p text:style-name="Standard"/>
      <text:p text:style-name="Standard"/>
      <text:p text:style-name="Standard">factorial_num(n)</text:p>
      <text:p text:style-name="Standard"/>
      <text:p text:style-name="P35">Using recursion:</text:p>
      <text:p text:style-name="P61"/>
      <text:p text:style-name="Standard">def factorial(n):</text:p>
      <text:p text:style-name="Standard"><text:s text:c="4"/>if n&lt;0:</text:p>
      <text:p text:style-name="Standard"><text:s text:c="8"/>raise ValueError("Please Enter valid number")</text:p>
      <text:p text:style-name="Standard"><text:s text:c="4"/>if n==0:</text:p>
      <text:p text:style-name="Standard"><text:s text:c="8"/>return 1</text:p>
      <text:p text:style-name="Standard"><text:s text:c="4"/>else:</text:p>
      <text:p text:style-name="Standard"><text:s text:c="8"/>return n * factorial(n-1)</text:p>
      <text:p text:style-name="Standard"/>
      <text:p text:style-name="Standard">try:</text:p>
      <text:p text:style-name="Standard"><text:s text:c="4"/>n=int(input("Enter Number:"))</text:p>
      <text:p text:style-name="Standard"><text:s text:c="4"/>result=factorial(n)</text:p>
      <text:p text:style-name="Standard"><text:s text:c="4"/>print(result)</text:p>
      <text:p text:style-name="Standard">except ValueError as e:</text:p>
      <text:p text:style-name="Standard"><text:s text:c="4"/>print(e)</text:p>
      <text:p text:style-name="P61"/>
      <text:p text:style-name="Standard"/>
      <text:p text:style-name="P50"/>
      <text:p text:style-name="Standard"><text:span text:style-name="T20">17. </text:span><text:span text:style-name="T8">Write a program to create a lambda function to find square of given Number?</text:span></text:p>
      <text:p text:style-name="Standard"><text:soft-page-break/></text:p>
      <text:p text:style-name="Standard">s=lambda x : x*x</text:p>
      <text:p text:style-name="Standard">print(s(5)) </text:p>
      <text:p text:style-name="Standard"/>
      <text:p text:style-name="P36">Using lambda Find the Biggest Number?</text:p>
      <text:p text:style-name="P62"/>
      <text:p text:style-name="Standard">s=lambda x,y,z:x if x&gt;y and x&gt;z else y if y&gt;x and y&gt;z else z</text:p>
      <text:p text:style-name="Standard">print(s(50,100,90))</text:p>
      <text:p text:style-name="Standard"/>
      <text:p text:style-name="P37">Using lambda Find sum of two number?</text:p>
      <text:p text:style-name="P63"/>
      <text:p text:style-name="Standard">s=lambda x,y: x+y</text:p>
      <text:p text:style-name="Standard">print(s(50,60))</text:p>
      <text:p text:style-name="Standard"/>
      <text:p text:style-name="P27"/>
      <text:p text:style-name="P27">Given a list of tuples, sort the list by the second element in each tuple using a lambda function.</text:p>
      <text:p text:style-name="Standard"/>
      <text:p text:style-name="Standard">t=[(5,3),(4,2),(9,1)]</text:p>
      <text:p text:style-name="Standard">s=sorted(t,key=lambda x:x[1])</text:p>
      <text:p text:style-name="Standard">print(s)</text:p>
      <text:p text:style-name="Standard"/>
      <text:p text:style-name="P63"/>
      <text:p text:style-name="P62"/>
      <text:p text:style-name="Standard"/>
      <text:p text:style-name="Standard"><text:span text:style-name="T21">18. </text:span><text:span text:style-name="T8">Program to print the number of lines,words and characters present in the</text:span></text:p>
      <text:p text:style-name="P27">given file?</text:p>
      <text:p text:style-name="P27"/>
      <text:p text:style-name="Standard">def file_operations():</text:p>
      <text:p text:style-name="Standard"><text:s text:c="4"/>with open('test.txt','r') as f:</text:p>
      <text:p text:style-name="Standard"><text:s text:c="8"/>s=f.read()</text:p>
      <text:p text:style-name="Standard"><text:s text:c="4"/>count=0</text:p>
      <text:p text:style-name="Standard"><text:s text:c="4"/>for ch in s:</text:p>
      <text:p text:style-name="Standard"><text:s text:c="8"/>count+=1</text:p>
      <text:p text:style-name="Standard"><text:s text:c="4"/>l=s.count('\n')+1</text:p>
      <text:p text:style-name="Standard"><text:s text:c="4"/>w=s.split() <text:s/></text:p>
      <text:p text:style-name="Standard"><text:s text:c="4"/>print(f'Number of Characters:{count}')</text:p>
      <text:p text:style-name="Standard"><text:s text:c="4"/>print(f'Number of Lines:{l}')</text:p>
      <text:p text:style-name="Standard"><text:s text:c="4"/>print(f'Number of Words:{len(w)}') <text:s text:c="2"/></text:p>
      <text:p text:style-name="Standard"/>
      <text:p text:style-name="Standard">file_operations() <text:s/></text:p>
      <text:p text:style-name="Standard"/>
      <text:p text:style-name="P52">19. <text:span text:style-name="T8">Write a Python Programme to Find gcd(Greatest Common Divisor) and LCM(Least Common Multiple) of two numbers?</text:span></text:p>
      <text:p text:style-name="P33"/>
      <text:p text:style-name="Standard">def gcd_num(m,n):</text:p>
      <text:p text:style-name="Standard"><text:s text:c="4"/>cf = []</text:p>
      <text:p text:style-name="Standard"><text:s text:c="4"/>for i in range(1,min(m,n)+1):</text:p>
      <text:p text:style-name="Standard"><text:s text:c="8"/>if (m%i==0) and (n%i==0):</text:p>
      <text:p text:style-name="Standard"><text:s text:c="12"/>cf.append(i)</text:p>
      <text:p text:style-name="Standard"><text:s text:c="4"/>return cf[-1]</text:p>
      <text:p text:style-name="Standard"/>
      <text:p text:style-name="Standard"># gcd_num(8,12)</text:p>
      <text:p text:style-name="Standard"><text:soft-page-break/></text:p>
      <text:p text:style-name="Standard"># ------------------------</text:p>
      <text:p text:style-name="Standard"/>
      <text:p text:style-name="Standard">def lcm_num(m,n):</text:p>
      <text:p text:style-name="Standard"><text:s text:c="4"/>gcd = gcd_num(m,n)</text:p>
      <text:p text:style-name="Standard"><text:s text:c="4"/>lcm = abs(m*n)//gcd</text:p>
      <text:p text:style-name="Standard"><text:s text:c="4"/>print(lcm)</text:p>
      <text:p text:style-name="Standard"/>
      <text:p text:style-name="Standard">lcm_num(8,12)</text:p>
      <text:p text:style-name="Standard"/>
      <text:p text:style-name="Standard"/>
      <text:p text:style-name="P73">or</text:p>
      <text:p text:style-name="P73"/>
      <text:p text:style-name="P73"/>
      <text:p text:style-name="P73"/>
      <text:p text:style-name="P73"/>
      <text:p text:style-name="P73"/>
      <text:p text:style-name="Standard"/>
      <text:p text:style-name="Standard">a=int(input("Enter first value:"))</text:p>
      <text:p text:style-name="Standard">b=int(input("Enter second value:"))</text:p>
      <text:p text:style-name="Standard"/>
      <text:p text:style-name="Standard">def gcd(a,b):</text:p>
      <text:p text:style-name="Standard"><text:s text:c="4"/>return math.gcd(a,b)</text:p>
      <text:p text:style-name="Standard"/>
      <text:p text:style-name="Standard">print(gcd(a,b))</text:p>
      <text:p text:style-name="Standard"/>
      <text:p text:style-name="Standard">def lcd(a,b):</text:p>
      <text:p text:style-name="Standard"><text:s text:c="4"/>return abs(a*b) // gcd(a,b)</text:p>
      <text:p text:style-name="Standard"/>
      <text:p text:style-name="Standard">print(lcd(a,b))</text:p>
      <text:p text:style-name="P73"/>
      <text:p text:style-name="Standard"/>
      <text:p text:style-name="Standard"/>
      <text:p text:style-name="Standard"/>
      <text:p text:style-name="Standard"/>
      <text:p text:style-name="Standard"><text:span text:style-name="T22">20.</text:span><text:span text:style-name="T8">Write a Program to check whether the given two strings are anagrams or not?</text:span></text:p>
      <text:p text:style-name="P27"/>
      <text:p text:style-name="P51">Anagrams : Two Strings are said to be anagrams if both the strings have same content irrespective of characters position.</text:p>
      <text:p text:style-name="P51">Eg : lazy and zaly, silent and Listen, Traingle and Integral</text:p>
      <text:p text:style-name="Standard"/>
      <text:p text:style-name="Standard">s1='lazy'</text:p>
      <text:p text:style-name="Standard">s2='zaly'</text:p>
      <text:p text:style-name="Standard"/>
      <text:p text:style-name="Standard">if sorted(s1) == sorted(s2):</text:p>
      <text:p text:style-name="Standard">print("Both the strings are anagrams")</text:p>
      <text:p text:style-name="Standard">else:</text:p>
      <text:p text:style-name="Standard">print("Strings are not anagrams") </text:p>
      <text:p text:style-name="Standard"/>
      <text:p text:style-name="Standard"><text:span text:style-name="T23">21. </text:span><text:span text:style-name="T8">Write a Program to check wheather the given string is a Palindrome or not?</text:span></text:p>
      <text:p text:style-name="Standard"/>
      <text:p text:style-name="Standard">s='level'</text:p>
      <text:p text:style-name="Standard"><text:soft-page-break/></text:p>
      <text:p text:style-name="Standard">if s ==s[::-1]:</text:p>
      <text:p text:style-name="Standard">print("Its a Palindrome")</text:p>
      <text:p text:style-name="Standard">else:</text:p>
      <text:p text:style-name="Standard">print("Not a Palindrome") </text:p>
      <text:p text:style-name="Standard"/>
      <text:p text:style-name="Standard"><text:span text:style-name="T24">22.</text:span><text:span text:style-name="T10">Write a Program to Check the given number is Prime or Not?</text:span></text:p>
      <text:p text:style-name="Standard"/>
      <text:p text:style-name="Standard">n=4</text:p>
      <text:p text:style-name="Standard"/>
      <text:p text:style-name="Standard">def prime_number(n):</text:p>
      <text:p text:style-name="Standard"><text:s text:c="4"/>if n&lt;=1:</text:p>
      <text:p text:style-name="Standard"><text:s text:c="8"/>print("It is not a Prime Number")</text:p>
      <text:p text:style-name="Standard"><text:s text:c="4"/>else:</text:p>
      <text:p text:style-name="Standard"><text:s text:c="8"/>is_prime = True</text:p>
      <text:p text:style-name="Standard"><text:s text:c="8"/>for i in range(2,n):</text:p>
      <text:p text:style-name="Standard"><text:s text:c="12"/>if n%i==0:</text:p>
      <text:p text:style-name="Standard"><text:s text:c="16"/>is_prime = False</text:p>
      <text:p text:style-name="Standard"><text:s text:c="16"/>break</text:p>
      <text:p text:style-name="Standard"><text:s text:c="8"/>if is_prime == True:</text:p>
      <text:p text:style-name="Standard"><text:s text:c="12"/>print("It's a Prime Number")</text:p>
      <text:p text:style-name="Standard"><text:s text:c="8"/>else:</text:p>
      <text:p text:style-name="Standard"><text:s text:c="12"/>print("It's Not a Prime Number") </text:p>
      <text:p text:style-name="Standard"/>
      <text:p text:style-name="P53">prime_number(n) <text:s/></text:p>
      <text:p text:style-name="P53"/>
      <text:p text:style-name="P74">(or)</text:p>
      <text:p text:style-name="P74"/>
      <text:p text:style-name="Standard">def prime_check(n):</text:p>
      <text:p text:style-name="Standard"><text:s text:c="4"/>is_prime = True</text:p>
      <text:p text:style-name="Standard"><text:s text:c="4"/>for i in range(2,n):</text:p>
      <text:p text:style-name="Standard"><text:s text:c="8"/>if n%i==0:</text:p>
      <text:p text:style-name="Standard"><text:s text:c="12"/>is_prime = False</text:p>
      <text:p text:style-name="Standard"><text:s text:c="12"/>break</text:p>
      <text:p text:style-name="Standard"><text:s text:c="4"/>return is_prime</text:p>
      <text:p text:style-name="Standard"/>
      <text:p text:style-name="Standard">s=prime_check(n)</text:p>
      <text:p text:style-name="Standard"/>
      <text:p text:style-name="Standard">if s:</text:p>
      <text:p text:style-name="Standard"><text:s text:c="4"/>print("It's Prime number")</text:p>
      <text:p text:style-name="Standard">else:</text:p>
      <text:p text:style-name="Standard"><text:s text:c="4"/>print("Not a Prime Number") </text:p>
      <text:p text:style-name="P74"/>
      <text:p text:style-name="P53"/>
      <text:p text:style-name="Standard"><text:span text:style-name="T24">23. </text:span><text:span text:style-name="T10">Write a Program to generate prime numbers which are less than or equal to the given number?</text:span></text:p>
      <text:p text:style-name="Standard"/>
      <text:p text:style-name="Standard">n=11</text:p>
      <text:p text:style-name="Standard"/>
      <text:p text:style-name="Standard">def prime_generate(n):</text:p>
      <text:p text:style-name="Standard"><text:s text:c="4"/>n1=2</text:p>
      <text:p text:style-name="Standard"><text:s text:c="4"/>while n1&lt;=n:</text:p>
      <text:p text:style-name="Standard"><text:soft-page-break/><text:s text:c="8"/>is_prime = True</text:p>
      <text:p text:style-name="Standard"><text:s text:c="8"/>for i in range(2,n1):</text:p>
      <text:p text:style-name="Standard"><text:s text:c="12"/>if n1%i==0:</text:p>
      <text:p text:style-name="Standard"><text:s text:c="16"/>is_prime = False</text:p>
      <text:p text:style-name="Standard"><text:s text:c="16"/>break</text:p>
      <text:p text:style-name="Standard"><text:s text:c="8"/>if is_prime == True:</text:p>
      <text:p text:style-name="Standard"><text:s text:c="12"/>print(n1)</text:p>
      <text:p text:style-name="Standard"><text:s text:c="8"/>n1+=1 <text:s/></text:p>
      <text:p text:style-name="Standard"/>
      <text:p text:style-name="P54">prime_generate(n) <text:s text:c="5"/></text:p>
      <text:p text:style-name="P54"/>
      <text:p text:style-name="P54"/>
      <text:p text:style-name="Standard"><text:span text:style-name="T25">24. <text:s/></text:span><text:span text:style-name="T11">Write a Program to generate first N Prime Numbers?</text:span></text:p>
      <text:p text:style-name="Standard"/>
      <text:p text:style-name="Standard">n=5</text:p>
      <text:p text:style-name="Standard">count=0</text:p>
      <text:p text:style-name="Standard">n1=2</text:p>
      <text:p text:style-name="Standard"/>
      <text:p text:style-name="Standard">while True:</text:p>
      <text:p text:style-name="Standard"><text:s text:c="4"/>is_prime = True</text:p>
      <text:p text:style-name="Standard"><text:s text:c="4"/>for i in range(2,n1):</text:p>
      <text:p text:style-name="Standard"><text:s text:c="8"/>if n1%i==0:</text:p>
      <text:p text:style-name="Standard"><text:s text:c="12"/>is_prime = False</text:p>
      <text:p text:style-name="Standard"><text:s text:c="12"/>break</text:p>
      <text:p text:style-name="Standard"><text:s text:c="8"/></text:p>
      <text:p text:style-name="Standard"><text:s text:c="4"/>if is_prime == True:</text:p>
      <text:p text:style-name="Standard"><text:s text:c="8"/>print(n1)</text:p>
      <text:p text:style-name="Standard"><text:s text:c="8"/>count+=1</text:p>
      <text:p text:style-name="Standard"><text:s text:c="4"/>n1+=1 <text:s text:c="3"/></text:p>
      <text:p text:style-name="Standard"><text:s text:c="4"/>if count == n:</text:p>
      <text:p text:style-name="Standard"><text:s text:c="8"/>break</text:p>
      <text:p text:style-name="Standard"/>
      <text:p text:style-name="Standard"><text:span text:style-name="T26">25. </text:span><text:span text:style-name="T12">Write a Program to print of sum of n natural numbers?</text:span></text:p>
      <text:p text:style-name="Standard"/>
      <text:p text:style-name="Standard"/>
      <text:p text:style-name="Standard">n=10</text:p>
      <text:p text:style-name="Standard"/>
      <text:p text:style-name="Standard">def sum_natural(n):</text:p>
      <text:p text:style-name="Standard"><text:s text:c="4"/>sum=0</text:p>
      <text:p text:style-name="Standard"><text:s text:c="4"/>for i in range(n+1):</text:p>
      <text:p text:style-name="Standard"><text:s text:c="8"/>sum=sum+i</text:p>
      <text:p text:style-name="Standard"><text:s text:c="4"/>print(sum)</text:p>
      <text:p text:style-name="Standard"/>
      <text:p text:style-name="P55">sum_natural(n) <text:s text:c="3"/></text:p>
      <text:p text:style-name="P55"/>
      <text:p text:style-name="Standard"><text:span text:style-name="T27">26. </text:span><text:span text:style-name="T13">write a program to display *’s in right angle traingle form?</text:span></text:p>
      <text:p text:style-name="Standard"/>
      <text:p text:style-name="Standard">n=5</text:p>
      <text:p text:style-name="Standard"/>
      <text:p text:style-name="Standard">for i in range(1,n+1):</text:p>
      <text:p text:style-name="Standard"><text:s text:c="4"/>print('*'*i)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8">27. </text:span><text:span text:style-name="T8">Read the test.txt file given and display the distinct words and their counts.</text:span></text:p>
      <text:p text:style-name="P27">If word has space or special characters like (*, #, $, @, %) or numbers greater than 7, ignore and don’t display the word or its count.</text:p>
      <text:p text:style-name="Standard"/>
      <text:p text:style-name="Standard">import re</text:p>
      <text:p text:style-name="Standard">from collections import Counter</text:p>
      <text:p text:style-name="Standard"/>
      <text:p text:style-name="Standard">def filter_word(w):</text:p>
      <text:p text:style-name="Standard"><text:s text:c="4"/>return not re.match(r'[\s*#$@%] |.{8,}',w)</text:p>
      <text:p text:style-name="Standard"/>
      <text:p text:style-name="Standard">with open('test.txt','r') as f:</text:p>
      <text:p text:style-name="Standard"><text:s text:c="4"/>s=f.read()</text:p>
      <text:p text:style-name="Standard"/>
      <text:p text:style-name="Standard">r=re.findall(r'\b\w+\b',s)</text:p>
      <text:p text:style-name="Standard">filter = filter(filter_word,r)</text:p>
      <text:p text:style-name="Standard">d={}</text:p>
      <text:p text:style-name="Standard">for ch in filter:</text:p>
      <text:p text:style-name="Standard"><text:s text:c="4"/>d[ch]=d.get(ch,0)+1</text:p>
      <text:p text:style-name="Standard"/>
      <text:p text:style-name="Standard">for k,v in d.items():</text:p>
      <text:p text:style-name="Standard"><text:s text:c="4"/>print(f'{k}:{v}')</text:p>
      <text:p text:style-name="Standard"/>
      <text:p text:style-name="P56">or(explaination)</text:p>
      <text:p text:style-name="P56"/>
      <text:p text:style-name="P56"/>
      <text:p text:style-name="P56">import re</text:p>
      <text:p text:style-name="P56">from collections import Counter</text:p>
      <text:p text:style-name="P56"/>
      <text:p text:style-name="P56"># Define a function to filter words based on specified criteria</text:p>
      <text:p text:style-name="P56">def filter_word(w):</text:p>
      <text:p text:style-name="P56"><text:s text:c="4"/># Return True if the word doesn't match the specified patterns</text:p>
      <text:p text:style-name="P56"><text:s text:c="4"/>return not re.match(r'[\s*#$@%] |.{8,}', w)</text:p>
      <text:p text:style-name="P56"/>
      <text:p text:style-name="P56"># Read the contents of the test.txt file</text:p>
      <text:p text:style-name="P56">with open('test.txt', 'r') as f:</text:p>
      <text:p text:style-name="P56"><text:s text:c="4"/>s = f.read()</text:p>
      <text:p text:style-name="P56"/>
      <text:p text:style-name="P56"># Find all words in the text</text:p>
      <text:p text:style-name="P56">words = re.findall(r'\b\w+\b', s)</text:p>
      <text:p text:style-name="P56"/>
      <text:p text:style-name="P56"># Filter out words based on the filter_word function</text:p>
      <text:p text:style-name="P56">filtered_words = filter(filter_word, words)</text:p>
      <text:p text:style-name="P56"/>
      <text:p text:style-name="P56"># Count the occurrences of each distinct word</text:p>
      <text:p text:style-name="P56">word_counts = Counter(filtered_words)</text:p>
      <text:p text:style-name="P56"><text:soft-page-break/></text:p>
      <text:p text:style-name="P56"># Display the distinct words and their counts</text:p>
      <text:p text:style-name="P56">for word, count in word_counts.items():</text:p>
      <text:p text:style-name="P56"><text:s text:c="4"/>print(f'{word}: {count}')</text:p>
      <text:p text:style-name="Standard"/>
      <text:p text:style-name="P10"/>
      <text:p text:style-name="P11"/>
      <text:p text:style-name="P57">or(for CSV)</text:p>
      <text:p text:style-name="P57"/>
      <text:p text:style-name="P57"/>
      <text:p text:style-name="P57">import csv</text:p>
      <text:p text:style-name="P57">import re</text:p>
      <text:p text:style-name="P57">from collections import Counter</text:p>
      <text:p text:style-name="P57"/>
      <text:p text:style-name="P57">def filter_word(word):</text:p>
      <text:p text:style-name="P57"><text:s text:c="4"/># Ignore words containing spaces, special characters, or numbers greater than 7</text:p>
      <text:p text:style-name="P57"><text:s text:c="4"/>return not re.search(r'[\s*#$@%\d]|.{8,}', word)</text:p>
      <text:p text:style-name="P57"/>
      <text:p text:style-name="P57"># Open and read the CSV file</text:p>
      <text:p text:style-name="P57">with open('your_csv_file.csv', 'r') as file:</text:p>
      <text:p text:style-name="P57"><text:s text:c="4"/># Initialize an empty list to store all words</text:p>
      <text:p text:style-name="P57"><text:s text:c="4"/>all_words = []</text:p>
      <text:p text:style-name="P57"><text:s text:c="4"/></text:p>
      <text:p text:style-name="P57"><text:s text:c="4"/># Create a CSV reader object</text:p>
      <text:p text:style-name="P57"><text:s text:c="4"/>csv_reader = csv.reader(file)</text:p>
      <text:p text:style-name="P57"><text:s text:c="4"/></text:p>
      <text:p text:style-name="P57"><text:s text:c="4"/># Read each row in the CSV file</text:p>
      <text:p text:style-name="P57"><text:s text:c="4"/>for row in csv_reader:</text:p>
      <text:p text:style-name="P57"><text:s text:c="8"/># Join the elements in the row into a single string</text:p>
      <text:p text:style-name="P57"><text:s text:c="8"/>row_text = ' '.join(row)</text:p>
      <text:p text:style-name="P57"><text:s text:c="8"/></text:p>
      <text:p text:style-name="P57"><text:s text:c="8"/># Find all words in the row and add them to the list of all words</text:p>
      <text:p text:style-name="P57"><text:s text:c="8"/>all_words.extend(re.findall(r'\b\w+\b', row_text))</text:p>
      <text:p text:style-name="P57"/>
      <text:p text:style-name="P57"># Filter out words based on the filter_word function</text:p>
      <text:p text:style-name="P57">filtered_words = filter(filter_word, all_words)</text:p>
      <text:p text:style-name="P57"/>
      <text:p text:style-name="P57"># Count the occurrences of each distinct word</text:p>
      <text:p text:style-name="P57">word_counts = Counter(filtered_words)</text:p>
      <text:p text:style-name="P57"/>
      <text:p text:style-name="P57"># Display the distinct words and their counts</text:p>
      <text:p text:style-name="P57">for word, count in word_counts.items():</text:p>
      <text:p text:style-name="P57"><text:s text:c="4"/>print(f'{word}: {count}')</text:p>
      <text:p text:style-name="P57"/>
      <text:p text:style-name="P57"/>
      <text:p text:style-name="Standard"><text:span text:style-name="T29">28. </text:span><text:span text:style-name="T8">Write a Program by using CSV module write data to the csv file?</text:span></text:p>
      <text:p text:style-name="Standard"/>
      <text:p text:style-name="P58">import csv</text:p>
      <text:p text:style-name="P58"/>
      <text:p text:style-name="P58">with open('emp.csv','w',) as f:</text:p>
      <text:p text:style-name="P58"><text:s text:c="4"/>w=csv.writer(f)</text:p>
      <text:p text:style-name="P58"><text:s text:c="4"/>w.writerow(['ENO','ENAME','ESAL','EADDRS'])</text:p>
      <text:p text:style-name="P58"><text:soft-page-break/><text:s text:c="4"/>n=int(input("Enter of Number of Employees:"))</text:p>
      <text:p text:style-name="P58"><text:s text:c="4"/>for i in range(n):</text:p>
      <text:p text:style-name="P58"><text:s text:c="8"/>eno = input("Enter Employee Number:")</text:p>
      <text:p text:style-name="P58"><text:s text:c="8"/>ename = input("Enter Employee Name:")</text:p>
      <text:p text:style-name="P58"><text:s text:c="8"/>esal = input("Enter Employee Salary:")</text:p>
      <text:p text:style-name="P58"><text:s text:c="8"/>eaddrs = input("Enter Employee Address:")</text:p>
      <text:p text:style-name="P58"><text:s text:c="8"/>w.writerow([eno,ename,esal,eaddrs])</text:p>
      <text:p text:style-name="P58">print("Created sucessfull") <text:s text:c="7"/></text:p>
      <text:p text:style-name="P58"><text:s text:c="8"/></text:p>
      <text:p text:style-name="P58"><text:s text:c="8"/></text:p>
      <text:p text:style-name="P59"><text:span text:style-name="T30">29. </text:span><text:span text:style-name="T14">Write a program to read data from csv file and print their values?</text:span></text:p>
      <text:p text:style-name="P13"/>
      <text:p text:style-name="Standard">import csv</text:p>
      <text:p text:style-name="Standard">with open('emp2.csv','r') as f:</text:p>
      <text:p text:style-name="Standard"><text:s text:c="4"/>r=csv.reader(f)</text:p>
      <text:p text:style-name="Standard"><text:s text:c="4"/>data=list(r)</text:p>
      <text:p text:style-name="Standard"><text:s text:c="4"/># print(data)</text:p>
      <text:p text:style-name="Standard"><text:s text:c="4"/>for line in data:</text:p>
      <text:p text:style-name="Standard"><text:s text:c="8"/>for word in line:</text:p>
      <text:p text:style-name="Standard"><text:s text:c="12"/>print(word,'\t',end='')</text:p>
      <text:p text:style-name="Standard"><text:s text:c="8"/>print()</text:p>
      <text:p text:style-name="P13"/>
      <text:p text:style-name="P12"/>
      <text:p text:style-name="P24">3<text:span text:style-name="T31">0</text:span>. <text:s/><text:span text:style-name="T8">Write a Program to sort the numbers in the given list without using pre-defined sort function?</text:span></text:p>
      <text:p text:style-name="Standard"/>
      <text:p text:style-name="Standard">def bubble_sort(numbers):</text:p>
      <text:p text:style-name="Standard"><text:s text:c="4"/>n = len(numbers)</text:p>
      <text:p text:style-name="Standard"/>
      <text:p text:style-name="Standard"><text:s text:c="4"/>for i in range(n - 1):</text:p>
      <text:p text:style-name="Standard"><text:s text:c="8"/>for j in range(0, n - i - 1):</text:p>
      <text:p text:style-name="Standard"><text:s text:c="12"/>if numbers[j] &gt; numbers[j + 1]:</text:p>
      <text:p text:style-name="Standard"><text:s text:c="16"/># Swap the elements if they are in the wrong order</text:p>
      <text:p text:style-name="Standard"><text:s text:c="16"/>numbers[j], numbers[j + 1] = numbers[j + 1], numbers[j]</text:p>
      <text:p text:style-name="Standard"/>
      <text:p text:style-name="Standard"># Example usage:</text:p>
      <text:p text:style-name="Standard">numbers = [4, 1, 7, 3, 9, 2]</text:p>
      <text:p text:style-name="Standard"/>
      <text:p text:style-name="Standard"># Make a copy of the original list (to keep it unchanged for comparison)</text:p>
      <text:p text:style-name="Standard">original_numbers = numbers.copy()</text:p>
      <text:p text:style-name="Standard"/>
      <text:p text:style-name="Standard"># Sort the list using bubble sort</text:p>
      <text:p text:style-name="Standard">bubble_sort(numbers)</text:p>
      <text:p text:style-name="Standard"/>
      <text:p text:style-name="Standard"># Print the original and sorted lists</text:p>
      <text:p text:style-name="Standard">print("Original List:", original_numbers)</text:p>
      <text:p text:style-name="Standard">print("Sorted List:", numbers)</text:p>
      <text:p text:style-name="Standard"/>
      <text:p text:style-name="P23">(or)</text:p>
      <text:p text:style-name="P23">numbers = ['c', 'd', 'f', 'a']</text:p>
      <text:p text:style-name="P23">n = len(numbers)</text:p>
      <text:p text:style-name="P23"/>
      <text:p text:style-name="P23"><text:soft-page-break/>for i in range(n-1):</text:p>
      <text:p text:style-name="P23"><text:s text:c="4"/>for j in range(0, n-i-1):</text:p>
      <text:p text:style-name="P23"><text:s text:c="8"/>if numbers[j] &gt; numbers[j+1]:</text:p>
      <text:p text:style-name="P23"><text:s text:c="12"/>numbers[j], numbers[j+1] = numbers[j+1], numbers[j]</text:p>
      <text:p text:style-name="P23"/>
      <text:p text:style-name="P23">original_numbers = numbers.copy()</text:p>
      <text:p text:style-name="P23"/>
      <text:p text:style-name="P23">print("Original List:", original_numbers)</text:p>
      <text:p text:style-name="P23">print("Sorted List:", numbers)</text:p>
      <text:p text:style-name="P23"/>
      <text:p text:style-name="P60">for String:<text:span text:style-name="T32">(Convert the given string into List)</text:span></text:p>
      <text:p text:style-name="Standard">q='ZADBSELKSLS'</text:p>
      <text:p text:style-name="Standard">s=list(q)</text:p>
      <text:p text:style-name="Standard">n=len(s)</text:p>
      <text:p text:style-name="Standard"/>
      <text:p text:style-name="Standard">for i in range(n-1):</text:p>
      <text:p text:style-name="Standard"><text:s text:c="4"/>for j in range(0,n-i-1):</text:p>
      <text:p text:style-name="Standard"><text:s text:c="8"/>if s[j] &gt; s[j+1]:</text:p>
      <text:p text:style-name="Standard"><text:s text:c="12"/>s[j],s[j+1] = s[j+1],s[j]</text:p>
      <text:p text:style-name="Standard"/>
      <text:p text:style-name="Standard">w=''.join(s)</text:p>
      <text:p text:style-name="Standard">print(w)</text:p>
      <text:p text:style-name="Standard">print(q)</text:p>
      <text:p text:style-name="Standard"/>
      <text:p text:style-name="Standard"><text:s text:c="11"/></text:p>
      <text:p text:style-name="Standard"/>
      <text:p text:style-name="P7"/>
      <text:p text:style-name="P75"/>
      <text:p text:style-name="P64">31. <text:span text:style-name="T8">Write a Regular Expression to represent all 10 digit mobile numbers?</text:span></text:p>
      <text:p text:style-name="P64"/>
      <text:p text:style-name="Standard">import re</text:p>
      <text:p text:style-name="Standard"/>
      <text:p text:style-name="Standard">n=(input("Enter Phone Number:"))</text:p>
      <text:p text:style-name="Standard">s=re.fullmatch("(\+91)?[7-9]\d{9}",n) <text:span text:style-name="T38">(or)</text:span></text:p>
      <text:p text:style-name="P71"><text:span text:style-name="T38">s</text:span>=re.fullmatch("(0|\+91)?[7-9][0-9]{9}",<text:span text:style-name="T38">n</text:span>)</text:p>
      <text:p text:style-name="P70"/>
      <text:p text:style-name="Standard">if s!=None:</text:p>
      <text:p text:style-name="Standard"><text:s text:c="4"/>print("Valid Mobile Number.")</text:p>
      <text:p text:style-name="Standard">else:</text:p>
      <text:p text:style-name="Standard"><text:s text:c="4"/>print("Not a Valid Mobile Number.") </text:p>
      <text:p text:style-name="Standard"/>
      <text:p text:style-name="Standard"/>
      <text:p text:style-name="P65">32. <text:span text:style-name="T8">Write a python program to extract all mobile numbers present in input.txt?</text:span></text:p>
      <text:p text:style-name="P65"/>
      <text:p text:style-name="Standard">import re</text:p>
      <text:p text:style-name="Standard"/>
      <text:p text:style-name="Standard">l = []</text:p>
      <text:p text:style-name="Standard"/>
      <text:p text:style-name="Standard">with open("test.txt", "r") as f:</text:p>
      <text:p text:style-name="Standard"><text:s text:c="4"/>for line in f:</text:p>
      <text:p text:style-name="Standard"><text:s text:c="8"/>matches = re.findall(r"\b[7-9]\d{9}\b", line)</text:p>
      <text:p text:style-name="Standard"><text:soft-page-break/><text:s text:c="8"/>l.extend(matches)</text:p>
      <text:p text:style-name="Standard"/>
      <text:p text:style-name="Standard">print(l)</text:p>
      <text:p text:style-name="Standard"/>
      <text:p text:style-name="Standard"/>
      <text:p text:style-name="P66">33. <text:span text:style-name="T8">Program to get all phone numbers of a website by using webscraping and regular expressions?</text:span></text:p>
      <text:p text:style-name="P66"/>
      <text:p text:style-name="Standard">import re</text:p>
      <text:p text:style-name="Standard">import urllib.request</text:p>
      <text:p text:style-name="Standard"/>
      <text:p text:style-name="Standard"># Open the URL and read its content</text:p>
      <text:p text:style-name="Standard">u = urllib.request.urlopen("https://www.sunovaa.com/")</text:p>
      <text:p text:style-name="Standard">text = u.read()</text:p>
      <text:p text:style-name="Standard"/>
      <text:p text:style-name="Standard"># Regular expression to match phone numbers with an optional +91 country code</text:p>
      <text:p text:style-name="Standard">phone_numbers = re.findall(r"\+91-\d{10}|\d{10}", str(text))</text:p>
      <text:p text:style-name="Standard"/>
      <text:p text:style-name="Standard"># Print the extracted phone numbers</text:p>
      <text:p text:style-name="Standard">for number in phone_numbers:</text:p>
      <text:p text:style-name="Standard"><text:s text:c="4"/>print(number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7">34. <text:span text:style-name="T8">Write a Python Program to check whether the given mail id is valid gmail id or not?</text:span></text:p>
      <text:p text:style-name="Standard"/>
      <text:p text:style-name="Standard">import re</text:p>
      <text:p text:style-name="Standard"/>
      <text:p text:style-name="Standard">s=input("Enter Mail ID:")</text:p>
      <text:p text:style-name="Standard">m = re.fullmatch("\w[a-z0-9A-Z_.]*@gmail[.]com",s)</text:p>
      <text:p text:style-name="Standard">if m!=None:</text:p>
      <text:p text:style-name="Standard"><text:s text:c="4"/>print("Valid Email Id:",s)</text:p>
      <text:p text:style-name="Standard">else:</text:p>
      <text:p text:style-name="Standard"><text:s text:c="4"/>print("Not a valid Email ID:",s)</text:p>
      <text:p text:style-name="Standard"/>
      <text:p text:style-name="Standard"/>
      <text:p text:style-name="P68">35.<text:span text:style-name="T8">Write a python program to check whether given car registration number is valid <text:s/>State Registration number or not?</text:span></text:p>
      <text:p text:style-name="P68"/>
      <text:p text:style-name="Standard">import re</text:p>
      <text:p text:style-name="Standard"/>
      <text:p text:style-name="Standard">s=input("Enter Registration Number:")</text:p>
      <text:p text:style-name="Standard">m=re.fullmatch("[a-zA-z]{2}[012][0-9][A-Z]{2}\d{4}",s,re.I)</text:p>
      <text:p text:style-name="Standard">if m!=None:</text:p>
      <text:p text:style-name="Standard"><text:soft-page-break/><text:s text:c="4"/>print(f"Valid Number:{s}")</text:p>
      <text:p text:style-name="Standard"/>
      <text:p text:style-name="Standard">else:</text:p>
      <text:p text:style-name="Standard"><text:s text:c="4"/>print(f"Not a Valid Number:{s}")</text:p>
      <text:p text:style-name="Standard"/>
      <text:p text:style-name="Standard"/>
      <text:p text:style-name="P69">36. <text:span text:style-name="T8">Python Program to check whether the given mobile number is valid OR not (10 digit OR 11 digit OR 12 digit) ?</text:span></text:p>
      <text:p text:style-name="P69"/>
      <text:p text:style-name="Standard">import re</text:p>
      <text:p text:style-name="Standard"/>
      <text:p text:style-name="Standard">s=input("Enter Mobile Number:")</text:p>
      <text:p text:style-name="Standard">m=re.fullmatch("(0|\+91)?[7-9][0-9]{9}",s)</text:p>
      <text:p text:style-name="Standard">if m!=None:</text:p>
      <text:p text:style-name="Standard"><text:s text:c="4"/>print(f"Valid Mobile Number:{s}")</text:p>
      <text:p text:style-name="Standard">else:</text:p>
      <text:p text:style-name="Standard"><text:s text:c="4"/>print(f"Not a Valid Mobile Number:{s}")</text:p>
      <text:p text:style-name="Standard"/>
      <text:p text:style-name="Standard"><text:span text:style-name="T39">37. </text:span>Write a Python program to calculate sum of digits of a number.</text:p>
      <text:p text:style-name="Standard"/>
      <text:p text:style-name="Standard">n=int(input("Enter number:"))</text:p>
      <text:p text:style-name="Standard"/>
      <text:p text:style-name="Standard">def sum_digits(n):</text:p>
      <text:p text:style-name="Standard"><text:s text:c="4"/>s=str(n)</text:p>
      <text:p text:style-name="Standard"><text:s text:c="4"/>total =0</text:p>
      <text:p text:style-name="Standard"/>
      <text:p text:style-name="Standard"><text:s text:c="4"/>for ch in s:</text:p>
      <text:p text:style-name="Standard"><text:s text:c="8"/>total = total+int(ch)</text:p>
      <text:p text:style-name="Standard"><text:s text:c="4"/>return total</text:p>
      <text:p text:style-name="Standard"/>
      <text:p text:style-name="Standard">q=sum_digits(n)</text:p>
      <text:p text:style-name="Standard">print(q)</text:p>
      <text:p text:style-name="Standard"/>
      <text:p text:style-name="Standard"/>
      <text:p text:style-name="Standard"/>
      <text:p text:style-name="Standard"/>
      <text:p text:style-name="P10"/>
      <text:p text:style-name="P66"/>
      <text:p text:style-name="P65"/>
      <text:p text:style-name="P10"/>
      <text:p text:style-name="Standard"/>
      <text:p text:style-name="Standard"/>
      <text:p text:style-name="Standard"/>
      <text:p text:style-name="P10"/>
      <text:p text:style-name="P64"/>
      <text:p text:style-name="P23"/>
      <text:p text:style-name="Standard"><text:s text:c="4"/></text:p>
      <text:p text:style-name="Standard"/>
      <text:p text:style-name="P9"/>
      <text:p text:style-name="P7"/>
      <text:p text:style-name="Standard"/>
      <text:p text:style-name="P6"/>
      <text:p text:style-name="P6"><text:soft-page-break/></text:p>
      <text:p text:style-name="P8"/>
      <text:p text:style-name="P8"><text:s text:c="4"/></text:p>
      <text:p text:style-name="P8"><text:s text:c="4"/></text:p>
      <text:p text:style-name="P6"/>
      <text:p text:style-name="Standard"/>
      <text:p text:style-name="P5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8T12:56:40.245372502</meta:creation-date>
    <dc:date>2024-11-22T16:43:33.190316563</dc:date>
    <meta:editing-duration>PT19H43M22S</meta:editing-duration>
    <meta:editing-cycles>79</meta:editing-cycles>
    <meta:generator>LibreOffice/6.0.7.3$Linux_X86_64 LibreOffice_project/00m0$Build-3</meta:generator>
    <meta:document-statistic meta:table-count="0" meta:image-count="0" meta:object-count="0" meta:page-count="18" meta:paragraph-count="594" meta:word-count="2062" meta:character-count="15984" meta:non-whitespace-character-count="12769"/>
  </office:meta>
</office:document-meta>
</file>